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text-properties style:font-name="Arial" fo:font-size="14pt" style:font-size-asian="14pt" style:font-name-complex="Arial"/>
    </style:style>
    <style:style style:name="P3" style:family="paragraph" style:parent-style-name="Standard">
      <style:text-properties style:font-name="Arial" fo:font-size="14pt" style:font-size-asian="14pt" style:font-name-complex="Arial" style:font-size-complex="14pt"/>
    </style:style>
    <style:style style:name="P4" style:family="paragraph" style:parent-style-name="Preformatted_20_Text">
      <style:text-properties style:font-name="Arial" fo:font-size="11pt" style:font-size-asian="11pt" style:font-name-complex="Arial"/>
    </style:style>
    <style:style style:name="P5" style:family="paragraph" style:parent-style-name="Preformatted_20_Text">
      <loext:graphic-properties draw:fill="solid" draw:fill-color="#f6f8fa" draw:opacity="100%"/>
      <style:paragraph-properties fo:line-height="145%" fo:background-color="#f6f8fa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weight="bold" style:font-weight-asian="bold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tyle="italic" style:font-style-asian="italic" style:font-name-complex="Arial"/>
    </style:style>
    <style:style style:name="T3" style:family="text">
      <style:text-properties style:font-name="Arial" fo:font-size="12pt" fo:background-color="#eeeeff" loext:char-shading-value="0" style:font-size-asian="12pt" style:font-name-complex="Arial" style:font-size-complex="12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4pt" style:font-size-asian="14pt" style:font-name-complex="Arial"/>
    </style:style>
    <style:style style:name="T7" style:family="text">
      <style:text-properties style:font-name="Arial" fo:font-size="14pt" style:font-size-asian="14pt" style:font-name-complex="Arial" style:font-size-complex="12pt"/>
    </style:style>
    <style:style style:name="T8" style:family="text">
      <style:text-properties style:font-name="Arial" fo:font-size="14pt" style:font-size-asian="14pt" style:font-name-complex="Arial" style:font-size-complex="14pt"/>
    </style:style>
    <style:style style:name="T9" style:family="text">
      <style:text-properties style:font-name="Arial" fo:font-size="14pt" fo:font-weight="bold" style:font-size-asian="14pt" style:font-weight-asian="bold" style:font-name-complex="Arial"/>
    </style:style>
    <style:style style:name="T10" style:family="text">
      <style:text-properties fo:font-size="14pt" style:font-size-asian="14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w to install and use the Prisms Crystal Plasticity CLI integration tool to Materials Common on Red Hat Linux</text:p>
      <text:p text:style-name="P1"/>
      <text:p text:style-name="P1">You need to substitute YourName with your name during the commands. For example if your name is Jack, you hould put Jack intead of YourName.</text:p>
      <text:p text:style-name="P1"/>
      <text:p text:style-name="P1">Open a terminal</text:p>
      <text:p text:style-name="P1">Type the following command:</text:p>
      <text:p text:style-name="P1"/>
      <text:p text:style-name="P1">module load python</text:p>
      <text:p text:style-name="P1">conda create -n YourName python=3.5</text:p>
      <text:p text:style-name="P1">source activate <text:s/>YourName</text:p>
      <text:p text:style-name="Standard"><text:span text:style-name="Default_20_Paragraph_20_Font"><text:span text:style-name="T1">(Note: </text:span></text:span><text:span text:style-name="Default_20_Paragraph_20_Font"><text:span text:style-name="T2">conda deactivate</text:span></text:span><text:span text:style-name="Default_20_Paragraph_20_Font"><text:span text:style-name="T1"> deactivate the environment)</text:span></text:span></text:p>
      <text:p text:style-name="Preformatted_20_Text"><text:span text:style-name="Source_20_Text"><text:span text:style-name="T3">mkdir </text:span></text:span><text:span text:style-name="Default_20_Paragraph_20_Font"><text:span text:style-name="T4">YourName</text:span></text:span></text:p>
      <text:p text:style-name="Preformatted_20_Text"><text:span text:style-name="Source_20_Text"><text:span text:style-name="T3">cd </text:span></text:span><text:span text:style-name="Default_20_Paragraph_20_Font"><text:span text:style-name="T4">YourName</text:span></text:span></text:p>
      <text:p text:style-name="Standard"><text:span text:style-name="Default_20_Paragraph_20_Font"><text:span text:style-name="T1">git clone </text:span></text:span><text:a xlink:type="simple" xlink:href="http://github.com/materials-commons/mcapi.git" office:target-frame-name="_top" xlink:show="replace" text:style-name="Internet_20_link" text:visited-style-name="Visited_20_Internet_20_Link"><text:span text:style-name="Default_20_Paragraph_20_Font"><text:span text:style-name="T1">http://github.com/materials-commons/mcapi.git</text:span></text:span></text:a></text:p>
      <text:p text:style-name="P1">cd mcapi/materials_commons/api/</text:p>
      <text:p text:style-name="P1"/>
      <text:p text:style-name="P1">open another terminal. Put the following commands.</text:p>
      <text:p text:style-name="P1">cd ~/YourName</text:p>
      <text:p text:style-name="P1">pwd</text:p>
      <text:p text:style-name="P1"/>
      <text:p text:style-name="P1">copy the address come up. Lets assume it is /address/. Now go back to the original terminal. Put the following command:</text:p>
      <text:p text:style-name="P1"/>
      <text:p text:style-name="P1">vim config.py</text:p>
      <text:p text:style-name="P1"/>
      <text:p text:style-name="P1">Now paste the address you copied in the following lines</text:p>
      <text:p text:style-name="P1"/>
      <text:p text:style-name="P1">config_file_path ='/address/' <text:s text:c="3"/>(on line 16)</text:p>
      <text:p text:style-name="P1">Save and go back on terminal. Type the following command:</text:p>
      <text:p text:style-name="P1"/>
      <text:p text:style-name="P1">cd ~/YourName/</text:p>
      <text:p text:style-name="P1">vim config.json</text:p>
      <text:p text:style-name="P2"/>
      <text:p text:style-name="Standard"><text:span text:style-name="Default_20_Paragraph_20_Font"><text:span text:style-name="T5"><text:s/></text:span></text:span><text:span text:style-name="Default_20_Paragraph_20_Font"><text:span text:style-name="T1">Copy the following block inside the config.json. </text:span></text:span></text:p>
      <text:p text:style-name="P4"/>
      <text:p text:style-name="Preformatted_20_Text"><text:span text:style-name="Source_20_Text"><text:span text:style-name="T1">{</text:span></text:span></text:p>
      <text:p text:style-name="P5"><text:span text:style-name="Source_20_Text"><text:span text:style-name="T5"><text:s text:c="6"/></text:span></text:span><text:span text:style-name="Source_20_Text"><text:span text:style-name="T1">"apikey": "redacted, put your real api key here",</text:span></text:span></text:p>
      <text:p text:style-name="P5"><text:span text:style-name="Source_20_Text"><text:span text:style-name="T5"><text:s text:c="6"/></text:span></text:span><text:span text:style-name="Source_20_Text"><text:span text:style-name="T1">"mcurl": "https://materialscommons.org/api",</text:span></text:span></text:p>
      <text:p text:style-name="P5"><text:span text:style-name="Source_20_Text"><text:span text:style-name="T5"><text:s text:c="6"/></text:span></text:span><text:span text:style-name="Source_20_Text"><text:span text:style-name="T1">"interfaces": [</text:span></text:span></text:p>
      <text:p text:style-name="P5"><text:span text:style-name="Source_20_Text"><text:span text:style-name="T5"><text:s text:c="9"/></text:span></text:span><text:span text:style-name="Source_20_Text"><text:span text:style-name="T1">{ "name": "prismscpfe",</text:span></text:span></text:p>
      <text:p text:style-name="P5"><text:span text:style-name="Source_20_Text"><text:span text:style-name="T5"><text:s text:c="11"/></text:span></text:span><text:span text:style-name="Source_20_Text"><text:span text:style-name="T1">"desc":"Create PRISMS-CPFE samples, processes, measurements, etc.",</text:span></text:span></text:p>
      <text:p text:style-name="P5"><text:span text:style-name="Source_20_Text"><text:span text:style-name="T5"><text:s text:c="11"/></text:span></text:span><text:span text:style-name="Source_20_Text"><text:span text:style-name="T1">"subcommand":"prismscpfe_subcommand",</text:span></text:span></text:p>
      <text:p text:style-name="P5"><text:span text:style-name="Source_20_Text"><text:span text:style-name="T5"><text:s text:c="11"/></text:span></text:span><text:span text:style-name="Source_20_Text"><text:span text:style-name="T1">"module":"prismscpfe_mcapi"</text:span></text:span></text:p>
      <text:p text:style-name="P5"><text:span text:style-name="Source_20_Text"><text:span text:style-name="T5"><text:s text:c="9"/></text:span></text:span><text:span text:style-name="Source_20_Text"><text:span text:style-name="T1">}</text:span></text:span></text:p>
      <text:p text:style-name="P5"><text:soft-page-break/><text:span text:style-name="Source_20_Text"><text:span text:style-name="T5"><text:s text:c="6"/></text:span></text:span><text:span text:style-name="Source_20_Text"><text:span text:style-name="T1">]</text:span></text:span></text:p>
      <text:p text:style-name="P5"><text:span text:style-name="Source_20_Text"><text:span text:style-name="T5"><text:s text:c="2"/></text:span></text:span><text:span text:style-name="Source_20_Text"><text:span text:style-name="T1">}</text:span></text:span></text:p>
      <text:p text:style-name="P4"/>
      <text:p text:style-name="Preformatted_20_Text"><text:span text:style-name="Default_20_Paragraph_20_Font"><text:span text:style-name="T7">You need to substitute the "redacted, put your real api key here” with “your api key”, for example “adafa6776576fasf”. You can get your api key from </text:span></text:span><text:a xlink:type="simple" xlink:href="https://test.materialscommons.org/" office:target-frame-name="_top" xlink:show="replace" text:style-name="Internet_20_link" text:visited-style-name="Visited_20_Internet_20_Link"><text:span text:style-name="Default_20_Paragraph_20_Font"><text:span text:style-name="T10">https://materialscommons.org</text:span></text:span></text:a><text:span text:style-name="Default_20_Paragraph_20_Font"><text:span text:style-name="T7"> and setting, after tou igne up for an account.</text:span></text:span></text:p>
      <text:p text:style-name="P2"/>
      <text:p text:style-name="P2">Go back to terminal and type following commands:</text:p>
      <text:p text:style-name="P2"/>
      <text:p text:style-name="P2">cd ~/YourName/mcapi/</text:p>
      <text:p text:style-name="P2">python setup.py install</text:p>
      <text:p text:style-name="P2">cd ~/YourName/</text:p>
      <text:p text:style-name="Standard"><text:span text:style-name="Default_20_Paragraph_20_Font"><text:span text:style-name="T6">git clone </text:span></text:span><text:a xlink:type="simple" xlink:href="https://github.com/prisms-center/prismscpfe_mcapi.git" office:target-frame-name="_top" xlink:show="replace" text:style-name="Internet_20_link" text:visited-style-name="Visited_20_Internet_20_Link"><text:span text:style-name="Default_20_Paragraph_20_Font"><text:span text:style-name="T6">https://github.com/prisms-center/prismscpfe_mcapi.git</text:span></text:span></text:a></text:p>
      <text:p text:style-name="P2"/>
      <text:p text:style-name="Standard"><text:span text:style-name="Default_20_Paragraph_20_Font"><text:span text:style-name="T6">Now you should go on webside and build a project named </text:span></text:span><text:span text:style-name="Default_20_Paragraph_20_Font"><text:span text:style-name="T9">ProjectTest</text:span></text:span></text:p>
      <text:p text:style-name="P2"/>
      <text:p text:style-name="P2">Go back to terminal</text:p>
      <text:p text:style-name="P2"/>
      <text:p text:style-name="P2">mc proj</text:p>
      <text:p text:style-name="P2"/>
      <text:p text:style-name="P2">Now copy the project id of the built project. We now assume it’s projectID.</text:p>
      <text:p text:style-name="P2">Put the following commands.</text:p>
      <text:p text:style-name="P2"/>
      <text:p text:style-name="P2">mc clone projectID</text:p>
      <text:p text:style-name="P2">cd ProjectTest</text:p>
      <text:p text:style-name="P3">mc expt -c Expt1</text:p>
      <text:p text:style-name="P3">scp ~/YourName/prismscpfe_mcapi/TestFiles/* ./</text:p>
      <text:p text:style-name="P3">export PYTHONPATH=$PYTHONPATH:~/YourName/prismscpfe_mcapi</text:p>
      <text:p text:style-name="P3">mc prismscpfe BoundaryConditions --create</text:p>
      <text:p text:style-name="P3">mc prismscpfe numerical-parameters --create</text:p>
      <text:p text:style-name="P3">mc prismscpfe Orientations --create</text:p>
      <text:p text:style-name="P3">mc prismscpfe GrainId --create</text:p>
      <text:p text:style-name="P3">mc samp<text:tab/></text:p>
      <text:p text:style-name="P3"/>
      <text:p text:style-name="P3">Now, you will get alist of sample built. In the following command, you have SAMPLEIDS. You need to replace it with the list of <text:s/>built sample IDs separated by space.</text:p>
      <text:p text:style-name="P3">mc prismscpfe simulation --create --input-sample-ids SAMPLEIDS</text:p>
      <text:p text:style-name="P3"/>
      <text:p text:style-name="Standard"><text:span text:style-name="Default_20_Paragraph_20_Font"><text:span text:style-name="T8">Now go to the website. Do the SYNC to update it. Go to the project and workflow. You can find i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system" style:font-pitch-asian="variable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initial-creator>Yaghoobi, Mohammadreza</meta:initial-creator>
    <meta:creation-date>2019-08-05T00:26:00Z</meta:creation-date>
    <dc:date>2019-08-05T15:43:52.419131975</dc:date>
    <meta:editing-cycles>4</meta:editing-cycles>
    <meta:editing-duration>PT3M44S</meta:editing-duration>
    <meta:document-statistic meta:table-count="0" meta:image-count="0" meta:object-count="0" meta:page-count="2" meta:paragraph-count="58" meta:word-count="358" meta:character-count="2526" meta:non-whitespace-character-count="2147"/>
    <meta:template xlink:type="simple" xlink:actuate="onRequest" xlink:title="" xlink:href="Normal"/>
  </office:meta>
</office:document-meta>
</file>